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9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12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3.06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r12" style:family="presentation" style:parent-style-name="Default12-notes">
      <style:graphic-properties draw:fill-color="#ffffff" draw:auto-grow-height="true" fo:min-height="12.572cm"/>
    </style:style>
    <style:style style:name="pr13" style:family="presentation" style:parent-style-name="Default13-notes">
      <style:graphic-properties draw:fill-color="#ffffff" draw:auto-grow-height="true" fo:min-height="12.572cm"/>
    </style:style>
    <style:style style:name="pr14" style:family="presentation" style:parent-style-name="Default14-notes">
      <style:graphic-properties draw:fill-color="#ffffff" draw:auto-grow-height="true" fo:min-height="12.572cm"/>
    </style:style>
    <style:style style:name="P1" style:family="paragraph">
      <style:paragraph-properties fo:margin-left="2.011cm" fo:margin-right="0cm" fo:line-height="100%" fo:text-align="center" fo:text-indent="-1.693cm"/>
    </style:style>
    <style:style style:name="P2" style:family="paragraph">
      <loext:graphic-properties draw:fill="none" draw:fill-color="#ffffff"/>
      <style:paragraph-properties fo:margin-left="2.011cm" fo:margin-right="0cm" fo:line-height="100%" fo:text-align="center" fo:text-indent="-1.693cm"/>
      <style:text-properties fo:color="#000000" style:font-name="Segoe UI Semibold" fo:font-size="28pt" fo:text-shadow="none" fo:font-weight="normal" style:font-size-asian="28pt" style:font-weight-asian="normal" style:font-size-complex="28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2.011cm" fo:margin-right="0cm" fo:line-height="100%" fo:text-align="center" fo:text-indent="-1.693cm"/>
      <style:text-properties fo:color="#ffffff" style:font-name="Segoe UI1" fo:font-size="24pt" fo:text-shadow="1pt 1pt" fo:font-weight="normal" style:font-size-asian="32pt" style:font-weight-asian="normal" style:font-size-complex="32pt" style:font-weight-complex="normal"/>
    </style:style>
    <style:style style:name="P6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2.062cm" fo:margin-right="0cm" fo:line-height="150%" fo:text-align="start" fo:text-indent="-2.062cm"/>
    </style:style>
    <style:style style:name="P10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ffffff" fo:font-size="24pt" fo:text-shadow="1pt 1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line-height="100%" fo:text-align="start" fo:text-indent="0cm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ffffff" style:font-name="Segoe UI1" fo:font-size="24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" style:font-size-asian="28pt" style:font-style-asian="normal" style:font-weight-asian="normal" style:font-name-complex="Segoe UI" style:font-size-complex="28pt" style:font-style-complex="normal" style:font-weight-complex="normal"/>
    </style:style>
    <style:style style:name="T2" style:family="text">
      <style:text-properties fo:color="#000000" style:font-name="Segoe UI1" fo:font-size="32pt" fo:font-style="normal" fo:text-shadow="none" style:text-underline-style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Segoe UI Semibold" fo:font-size="24pt" fo:text-shadow="none" fo:font-weight="normal" style:font-size-asian="24pt" style:font-weight-asian="normal" style:font-size-complex="24pt" style:font-weight-complex="normal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6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7" style:family="text"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T8" style:family="text">
      <style:text-properties fo:color="#000000" style:font-name="Segoe UI Semibold" fo:font-size="36pt" fo:text-shadow="none" fo:font-weight="bold" style:font-size-asian="36pt" style:font-weight-asian="bold" style:font-size-complex="36pt" style:font-weight-complex="bold"/>
    </style:style>
    <style:style style:name="T9" style:family="text">
      <style:text-properties fo:color="#000000" style:font-name="Segoe UI1" fo:font-size="20pt" fo:text-shadow="none" fo:font-weight="bold" style:font-size-asian="20pt" style:font-weight-asian="bold" style:font-size-complex="20pt" style:font-weight-complex="bold"/>
    </style:style>
    <style:style style:name="T10" style:family="text">
      <style:text-properties fo:color="#000000" style:font-name="Segoe UI Semibold" fo:font-size="20pt" fo:text-shadow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892cm" svg:height="3.175cm" svg:x="1.27cm" svg:y="0.508cm">
          <draw:text-box>
            <text:p text:style-name="P1"><text:span text:style-name="T1">HYMN #837</text:span></text:p>
            <text:p text:style-name="P1"><text:span text:style-name="T2">“</text:span><text:span text:style-name="T2">Lift High the Cros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 presentation:presentation-page-layout-name="AL1T0">
        <draw:frame draw:style-name="gr3" draw:text-style-name="P5" draw:layer="layout" svg:width="24.892cm" svg:height="6.447cm" svg:x="1.27cm" svg:y="0.508cm">
          <draw:text-box>
            <text:p text:style-name="P1"><text:span text:style-name="T3">(Refrain)</text:span></text:p>
            <text:p text:style-name="P4"><text:span text:style-name="T4">Lift high the cross,</text:span></text:p>
            <text:p text:style-name="P4"><text:span text:style-name="T4">the love of Christ proclaim</text:span></text:p>
            <text:p text:style-name="P4"><text:span text:style-name="T4">Till all the world adore His sacred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6" draw:layer="layout" svg:width="26.162cm" svg:height="5.378cm" svg:x="1.016cm" svg:y="0.508cm">
          <draw:text-box>
            <text:p text:style-name="P4"><text:span text:style-name="T5">1.</text:span><text:span text:style-name="T4"> Come, Christians, </text:span></text:p>
            <text:p text:style-name="P4"><text:span text:style-name="T4">follow where our Captain trod,</text:span></text:p>
            <text:p text:style-name="P4"><text:span text:style-name="T4">Our king victorious, Christ, the Son of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 presentation:presentation-page-layout-name="AL1T0">
        <draw:frame draw:style-name="gr3" draw:text-style-name="P5" draw:layer="layout" svg:width="24.892cm" svg:height="6.447cm" svg:x="1.27cm" svg:y="0.508cm">
          <draw:text-box>
            <text:p text:style-name="P1"><text:span text:style-name="T3">(Refrain)</text:span></text:p>
            <text:p text:style-name="P4"><text:span text:style-name="T4">Lift high the cross,</text:span></text:p>
            <text:p text:style-name="P4"><text:span text:style-name="T4">the love of Christ proclaim</text:span></text:p>
            <text:p text:style-name="P4"><text:span text:style-name="T4">Till all the world adore His sacred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5" draw:text-style-name="P6" draw:layer="layout" svg:width="25.908cm" svg:height="7.011cm" svg:x="1.016cm" svg:y="0.508cm">
          <draw:text-box>
            <text:p text:style-name="P4"><text:span text:style-name="T5">2.</text:span><text:span text:style-name="T4"> Led on their way</text:span></text:p>
            <text:p text:style-name="P4"><text:span text:style-name="T4">by this triumphant sign,</text:span></text:p>
            <text:p text:style-name="P4"><text:span text:style-name="T4">The hosts of God</text:span></text:p>
            <text:p text:style-name="P4"><text:span text:style-name="T4">in conqu’ring ranks comb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 presentation:presentation-page-layout-name="AL1T0">
        <draw:frame draw:style-name="gr3" draw:text-style-name="P5" draw:layer="layout" svg:width="24.892cm" svg:height="6.447cm" svg:x="1.27cm" svg:y="0.508cm">
          <draw:text-box>
            <text:p text:style-name="P1"><text:span text:style-name="T3">(Refrain)</text:span></text:p>
            <text:p text:style-name="P4"><text:span text:style-name="T4">Lift high the cross,</text:span></text:p>
            <text:p text:style-name="P4"><text:span text:style-name="T4">the love of Christ proclaim</text:span></text:p>
            <text:p text:style-name="P4"><text:span text:style-name="T4">Till all the world adore His sacred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6" draw:text-style-name="P6" draw:layer="layout" svg:width="26.162cm" svg:height="5.588cm" svg:x="0.762cm" svg:y="0.508cm">
          <draw:text-box>
            <text:p text:style-name="P4"><text:span text:style-name="T5">3.</text:span><text:span text:style-name="T4"> All newborn soldiers of the Crucified</text:span></text:p>
            <text:p text:style-name="P4"><text:span text:style-name="T4">Bear on their brows</text:span></text:p>
            <text:p text:style-name="P4"><text:span text:style-name="T4">the seal of Him who di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 presentation:presentation-page-layout-name="AL1T0">
        <draw:frame draw:style-name="gr3" draw:text-style-name="P5" draw:layer="layout" svg:width="24.892cm" svg:height="6.447cm" svg:x="1.27cm" svg:y="0.508cm">
          <draw:text-box>
            <text:p text:style-name="P1"><text:span text:style-name="T3">(Refrain)</text:span></text:p>
            <text:p text:style-name="P4"><text:span text:style-name="T4">Lift high the cross,</text:span></text:p>
            <text:p text:style-name="P4"><text:span text:style-name="T4">the love of Christ proclaim</text:span></text:p>
            <text:p text:style-name="P4"><text:span text:style-name="T4">Till all the world adore His sacred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7" draw:text-style-name="P6" draw:layer="layout" svg:width="26.162cm" svg:height="5.334cm" svg:x="0.784cm" svg:y="0.583cm">
          <draw:text-box>
            <text:p text:style-name="P4"><text:span text:style-name="T5">4.</text:span><text:span text:style-name="T4"> O Lord, once lifted on the glorious tree,</text:span></text:p>
            <text:p text:style-name="P4"><text:span text:style-name="T4">As Thou hast promised,</text:span></text:p>
            <text:p text:style-name="P4"><text:span text:style-name="T4">draw us all to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 presentation:presentation-page-layout-name="AL1T0">
        <draw:frame draw:style-name="gr3" draw:text-style-name="P5" draw:layer="layout" svg:width="24.892cm" svg:height="6.447cm" svg:x="1.524cm" svg:y="0.508cm">
          <draw:text-box>
            <text:p text:style-name="P1"><text:span text:style-name="T3">(Refrain)</text:span></text:p>
            <text:p text:style-name="P4"><text:span text:style-name="T4">Lift high the cross,</text:span></text:p>
            <text:p text:style-name="P4"><text:span text:style-name="T4">the love of Christ proclaim</text:span></text:p>
            <text:p text:style-name="P4"><text:span text:style-name="T4">Till all the world adore His sacred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1">
        <draw:frame draw:style-name="gr8" draw:text-style-name="P8" draw:layer="layout" svg:width="25.908cm" svg:height="5.939cm" svg:x="1.016cm" svg:y="0.508cm">
          <draw:text-box>
            <text:p text:style-name="P4"><text:span text:style-name="T5">5.</text:span><text:span text:style-name="T4"> Let ev’ry race and ev’ry language tell</text:span></text:p>
            <text:p text:style-name="P4"><text:span text:style-name="T4">Of Him who saves</text:span></text:p>
            <text:p text:style-name="P4"><text:span text:style-name="T4">our lives from death and he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2" presentation:presentation-page-layout-name="AL1T0">
        <draw:frame draw:style-name="gr3" draw:text-style-name="P5" draw:layer="layout" svg:width="24.892cm" svg:height="6.447cm" svg:x="1.524cm" svg:y="0.508cm">
          <draw:text-box>
            <text:p text:style-name="P1"><text:span text:style-name="T3">(Refrain)</text:span></text:p>
            <text:p text:style-name="P4"><text:span text:style-name="T4">Lift high the cross,</text:span></text:p>
            <text:p text:style-name="P4"><text:span text:style-name="T4">the love of Christ proclaim</text:span></text:p>
            <text:p text:style-name="P4"><text:span text:style-name="T4">Till all the world adore His sacred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3">
        <draw:frame draw:style-name="gr9" draw:text-style-name="P10" draw:layer="layout" svg:width="24.892cm" svg:height="5.63cm" svg:x="1.27cm" svg:y="0.508cm">
          <draw:text-box>
            <text:p text:style-name="P4"><text:span text:style-name="T6">6.</text:span><text:span text:style-name="T7"> So shall our song of triumph ever be:</text:span></text:p>
            <text:p text:style-name="P4"><text:span text:style-name="T7">Praise to the Crucified for victory!</text:span></text:p>
            <text:p text:style-name="P9"><text:span text:style-name="T8"/></text:p>
          </draw:text-box>
        </draw:frame>
        <draw:frame draw:style-name="gr10" draw:text-style-name="P11" draw:layer="layout" svg:width="0.502cm" svg:height="1.204cm" svg:x="27.686cm" svg:y="7.81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4" presentation:presentation-page-layout-name="AL1T0">
        <draw:frame draw:style-name="gr11" draw:text-style-name="P14" draw:layer="layout" svg:width="24.892cm" svg:height="13.311cm" svg:x="1.524cm" svg:y="0.452cm">
          <draw:text-box>
            <text:p text:style-name="P4"><text:span text:style-name="T3">(Refrain)</text:span></text:p>
            <text:p text:style-name="P4"><text:span text:style-name="T4">Lift high the cross, <text:s text:c="9"/></text:span></text:p>
            <text:p text:style-name="P4"><text:span text:style-name="T4">the love of Christ proclaim</text:span></text:p>
            <text:p text:style-name="P4"><text:span text:style-name="T4">Till all the world adore His sacred name.</text:span></text:p>
            <text:p text:style-name="P12"><text:span text:style-name="T9"/></text:p>
            <text:p text:style-name="P9"><text:span text:style-name="T10"/></text:p>
            <text:p text:style-name="P9"><text:span text:style-name="T10">© 1997 Hope Publishing Co.</text:span></text:p>
            <text:p text:style-name="P13"><text:span text:style-name="T10">Used by permission:</text:span></text:p>
            <text:p text:style-name="P13"><text:span text:style-name="T10">LSB Hymn License .NET, no. 100011038.</text:span><text:span text:style-name="T10"><text:line-break/></text:span><text:span text:style-name="T10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880000028D257B9C4997F2BB3B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1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1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1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1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1T09:46:50.25</meta:creation-date>
    <dc:date>2019-02-05T20:46:13.133000000</dc:date>
    <meta:editing-duration>PT2H17M26S</meta:editing-duration>
    <meta:editing-cycles>11</meta:editing-cycles>
    <meta:generator>LibreOffice/6.1.3.2$Windows_X86_64 LibreOffice_project/86daf60bf00efa86ad547e59e09d6bb77c699acb</meta:generator>
    <meta:document-statistic meta:object-count="232"/>
  </office:meta>
</office:document-meta>
</file>